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3.009cm"/>
    </style:style>
    <style:style style:name="co4" style:family="table-column">
      <style:table-column-properties fo:break-before="auto" style:column-width="3.156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972cm"/>
    </style:style>
    <style:style style:name="co7" style:family="table-column">
      <style:table-column-properties fo:break-before="auto" style:column-width="3.27cm"/>
    </style:style>
    <style:style style:name="co8" style:family="table-column">
      <style:table-column-properties fo:break-before="auto" style:column-width="4.468cm"/>
    </style:style>
    <style:style style:name="co9" style:family="table-column">
      <style:table-column-properties fo:break-before="auto" style:column-width="1.471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3.787cm"/>
    </style:style>
    <style:style style:name="co12" style:family="table-column">
      <style:table-column-properties fo:break-before="auto" style:column-width="5.16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6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style:font-name="Consolas" fo:font-size="8pt" style:font-size-asian="8pt" style:font-size-complex="8pt"/>
    </style:style>
    <style:style style:name="ce1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Consola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middl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7"/>
        <table:table-column table:style-name="co10" table:default-cell-style-name="ce9"/>
        <table:table-column table:style-name="co11" table:default-cell-style-name="ce5"/>
        <table:table-column table:style-name="co12" table:default-cell-style-name="ce5"/>
        <table:table-column table:style-name="co13" table:number-columns-repeated="1011" table:default-cell-style-name="ce5"/>
        <table:table-column table:style-name="co13" table:default-cell-style-name="ce12"/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6" office:value-type="string" calcext:value-type="string">
            <text:p>Reference / label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Part number</text:p>
          </table:table-cell>
          <table:table-cell table:style-name="ce8" office:value-type="string" calcext:value-type="string">
            <text:p>Quantity</text:p>
          </table:table-cell>
          <table:table-cell table:style-name="ce10" office:value-type="string" calcext:value-type="string">
            <text:p>Unit cost</text:p>
          </table:table-cell>
          <table:table-cell table:style-name="ce6" office:value-type="string" calcext:value-type="string">
            <text:p><text:s/>Web link</text:p>
          </table:table-cell>
          <table:table-cell table:style-name="ce6" office:value-type="string" calcext:value-type="string">
            <text:p>Notes</text:p>
          </table:table-cell>
          <table:table-cell table:style-name="ce6" table:number-columns-repeated="1011"/>
          <table:table-cell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IDE female socket</text:p>
          </table:table-cell>
          <table:table-cell office:value-type="string" calcext:value-type="string">
            <text:p>RHDR40W76P254_2X20_5080X508X826P</text:p>
          </table:table-cell>
          <table:table-cell office:value-type="string" calcext:value-type="string">
            <text:p>929975-01-20-RK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929975-01-20-RK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2.44" calcext:value-type="currency">
            <text:p>£2.440</text:p>
          </table:table-cell>
          <table:table-cell office:value-type="string" calcext:value-type="string">
            <text:p><text:a xlink:href="https://www.mouser.co.uk/ProductDetail/3M-Electronic-Solutions-Division/929975-01-20-RK?qs=4V84emjyG36rTUkvYfpt0A%3D%3D" xlink:type="simple">https://www.mouser.co.uk/ProductDetail/3M-Electronic-Solutions-Division/929975-01-20-RK?qs=4V84emjyG36rTUkvYfpt0A%3D%3D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IDE male header</text:p>
          </table:table-cell>
          <table:table-cell table:number-columns-repeated="2" office:value-type="float" office:value="61203921621" calcext:value-type="float">
            <text:p>61203921621</text:p>
          </table:table-cell>
          <table:table-cell office:value-type="string" calcext:value-type="string">
            <text:p>Wurth Elektronik </text:p>
          </table:table-cell>
          <table:table-cell office:value-type="float" office:value="61203921621" calcext:value-type="float">
            <text:p>61203921621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.08" calcext:value-type="currency">
            <text:p>£1.080</text:p>
          </table:table-cell>
          <table:table-cell office:value-type="string" calcext:value-type="string">
            <text:p><text:a xlink:href="https://www.mouser.co.uk/ProductDetail/Wurth-Elektronik/61203921621?qs=PhR8RmCirEbpHRYxpUyjEw%3D%3D" xlink:type="simple">https://www.mouser.co.uk/ProductDetail/Wurth-Elektronik/61203921621?qs=PhR8RmCirEbpHRYxpUyjEw%3D%3D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SATA socket</text:p>
          </table:table-cell>
          <table:table-cell office:value-type="string" calcext:value-type="string">
            <text:p>SATAAPLSMTK</text:p>
          </table:table-cell>
          <table:table-cell office:value-type="string" calcext:value-type="string">
            <text:p>SATA-A-PL-SMT-K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SATA-A-PL-SMT-K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74" calcext:value-type="currency">
            <text:p>£0.740</text:p>
          </table:table-cell>
          <table:table-cell office:value-type="string" calcext:value-type="string">
            <text:p><text:a xlink:href="https://www.mouser.co.uk/ProductDetail/Adam-Tech/SATA-A-PL-SMT-K?qs=HoCaDK9Nz5dztr92%2FSCAMw%3D%3D" xlink:type="simple">https://www.mouser.co.uk/ProductDetail/Adam-Tech/SATA-A-PL-SMT-K?qs=HoCaDK9Nz5dztr92%2FSCAMw%3D%3D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LDI1117-1.2U </text:p>
          </table:table-cell>
          <table:table-cell office:value-type="string" calcext:value-type="string">
            <text:p>Diotec Semiconductor</text:p>
          </table:table-cell>
          <table:table-cell office:value-type="string" calcext:value-type="string">
            <text:p>LDI1117-1.2U 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14" calcext:value-type="currency">
            <text:p>£0.140</text:p>
          </table:table-cell>
          <table:table-cell office:value-type="string" calcext:value-type="string">
            <text:p><text:a xlink:href="https://www.mouser.co.uk/ProductDetail/Diotec-Semiconductor/LDI1117-1.2U?qs=OlC7AqGiEDkwgXd1Nm4KeQ%3D%3D" xlink:type="simple">https://www.mouser.co.uk/ProductDetail/Diotec-Semiconductor/LDI1117-1.2U?qs=OlC7AqGiEDkwgXd1Nm4KeQ%3D%3D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IDE to SATA bridge</text:p>
          </table:table-cell>
          <table:table-cell office:value-type="string" calcext:value-type="string">
            <text:p>QFN-64-1EP_9x9mm_P0.5mm_EP3.4x3.4mm_ThermalVias</text:p>
          </table:table-cell>
          <table:table-cell office:value-type="string" calcext:value-type="string">
            <text:p>88SA8052-NNC2</text:p>
          </table:table-cell>
          <table:table-cell office:value-type="string" calcext:value-type="string">
            <text:p>Marvell</text:p>
          </table:table-cell>
          <table:table-cell office:value-type="string" calcext:value-type="string">
            <text:p>88SA8052-NNC2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3.65" calcext:value-type="currency">
            <text:p>£3.650</text:p>
          </table:table-cell>
          <table:table-cell office:value-type="string" calcext:value-type="string">
            <text:p><text:a xlink:href="https://www.aliexpress.com/item/1005005930315915.html" xlink:type="simple">https://www.aliexpress.com/item/1005005930315915.html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11.4 x 4.7 x 4.2 mm</text:p>
          </table:table-cell>
          <table:table-cell office:value-type="string" calcext:value-type="string">
            <text:p>25Mhz, 16pF, 40<text:span text:style-name="T1">Ω</text:span>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LS-25.000MHZ-16-A-4-H-F-T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15" calcext:value-type="currency">
            <text:p>£0.150</text:p>
          </table:table-cell>
          <table:table-cell office:value-type="string" calcext:value-type="string">
            <text:p><text:a xlink:href="https://www.mouser.co.uk/ProductDetail/ABRACON/ABLS-25.000MHZ-16-A-4-H-F-T?qs=vLWxofP3U2wYSEjvdJ0sYQ%3D%3D" xlink:type="simple">https://www.mouser.co.uk/ProductDetail/ABRACON/ABLS-25.000MHZ-16-A-4-H-F-T?qs=vLWxofP3U2wYSEjvdJ0sYQ%3D%3D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17, C1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MD Capacito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<text:span text:style-name="T1">µ</text:span>F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JMK212ABJ106KG-T</text:p>
          </table:table-cell>
          <table:table-cell office:value-type="float" office:value="2" calcext:value-type="float">
            <text:p>2</text:p>
          </table:table-cell>
          <table:table-cell office:value-type="currency" office:currency="GBP" office:value="0.079" calcext:value-type="currency">
            <text:p>£0.079</text:p>
          </table:table-cell>
          <table:table-cell office:value-type="string" calcext:value-type="string">
            <text:p><text:a xlink:href="https://www.mouser.co.uk/ProductDetail/TAIYO-YUDEN/JMK212ABJ106KG-T?qs=GTwwGWkfii0MOm5EE9mfVw%3D%3D" xlink:type="simple">https://www.mouser.co.uk/ProductDetail/TAIYO-YUDEN/JMK212ABJ106KG-T?qs=GTwwGWkfii0MOm5EE9mfVw%3D%3D</text:a></text:p>
          </table:table-cell>
          <table:table-cell office:value-type="string" calcext:value-type="string">
            <text:p>Tolerance: 10 %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9, C10, C11, C12,</text:p>
            <text:p>C16, C1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MD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Vishay / Vitramon</text:p>
          </table:table-cell>
          <table:table-cell office:value-type="string" calcext:value-type="string">
            <text:p>VJ0402Y103JXQCW1BC</text:p>
          </table:table-cell>
          <table:table-cell office:value-type="float" office:value="6" calcext:value-type="float">
            <text:p>6</text:p>
          </table:table-cell>
          <table:table-cell office:value-type="currency" office:currency="GBP" office:value="0.036" calcext:value-type="currency">
            <text:p>£0.036</text:p>
          </table:table-cell>
          <table:table-cell office:value-type="string" calcext:value-type="string">
            <text:p>https://www.mouser.co.uk/ProductDetail/Vishay-Vitramon/VJ0402Y103JXQCW1BC?qs=ihJ2iVknB9tTia%2FLlcEf6A%3D%3D</text:p>
          </table:table-cell>
          <table:table-cell office:value-type="string" calcext:value-type="string">
            <text:p>Tolerance: 5 %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13, C14, C20, C21,</text:p>
            <text:p>C22, C23, C2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MD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0402B104J100CT</text:p>
          </table:table-cell>
          <table:table-cell office:value-type="float" office:value="7" calcext:value-type="float">
            <text:p>7</text:p>
          </table:table-cell>
          <table:table-cell office:value-type="currency" office:currency="GBP" office:value="0.018" calcext:value-type="currency">
            <text:p>£0.018</text:p>
          </table:table-cell>
          <table:table-cell office:value-type="string" calcext:value-type="string">
            <text:p><text:a xlink:href="https://www.mouser.co.uk/ProductDetail/791-0402B104J100CT" xlink:type="simple">https://www.mouser.co.uk/ProductDetail/791-0402B104J100CT</text:a></text:p>
          </table:table-cell>
          <table:table-cell office:value-type="string" calcext:value-type="string">
            <text:p>Tolerance: 5 %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MD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<text:span text:style-name="T2">4.7</text:span><text:span text:style-name="T3">µ</text:span>F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A475KQ5NRNC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79" calcext:value-type="currency">
            <text:p>£0.079</text:p>
          </table:table-cell>
          <table:table-cell office:value-type="string" calcext:value-type="string">
            <text:p>https://www.mouser.co.uk/ProductDetail/Samsung-Electro-Mechanics/CL05A475KQ5NRNC?qs=X6jEic%2FHinBIPheTTTuvlQ%3D%3D</text:p>
          </table:table-cell>
          <table:table-cell office:value-type="string" calcext:value-type="string">
            <text:p>Tolerance: 10 %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25, C2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MD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6pF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GRNPO9BN160</text:p>
          </table:table-cell>
          <table:table-cell office:value-type="float" office:value="2" calcext:value-type="float">
            <text:p>2</text:p>
          </table:table-cell>
          <table:table-cell office:value-type="currency" office:currency="GBP" office:value="0.08" calcext:value-type="currency">
            <text:p>£0.080</text:p>
          </table:table-cell>
          <table:table-cell office:value-type="string" calcext:value-type="string">
            <text:p><text:a xlink:href="https://www.mouser.co.uk/ProductDetail/YAGEO/CC0402GRNPO9BN160?qs=r5DSvlrkXmJbEhY6l9xNOQ%3D%3D" xlink:type="simple">https://www.mouser.co.uk/ProductDetail/YAGEO/CC0402GRNPO9BN160?qs=r5DSvlrkXmJbEhY6l9xNOQ%3D%3D</text:a></text:p>
          </table:table-cell>
          <table:table-cell table:style-name="ce11" office:value-type="string" calcext:value-type="string">
            <text:p>Tolerance: 2 %, adjust Value according to used crysta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B1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SMD Ferrite bea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4">120Ω, 100Mhz, 2A</text:span>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QBD1608HCU121TH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92" calcext:value-type="currency">
            <text:p>£0.092</text:p>
          </table:table-cell>
          <table:table-cell office:value-type="string" calcext:value-type="string">
            <text:p><text:a xlink:href="https://www.mouser.co.uk/ProductDetail/Walsin/WQBD1608HCU121TH?qs=sGAEpiMZZMt1hubY80%2Fs8FPrdxb49HgJWWsAcmHF%252BTFSMpTRPxd7Tg%3D%3D" xlink:type="simple">https://www.mouser.co.uk/ProductDetail/Walsin/WQBD1608HCU121TH?qs=sGAEpiMZZMt1hubY80%2Fs8FPrdxb49HgJWWsAcmHF%252BTFSMpTRPxd7Tg%3D%3D</text:a></text:p>
          </table:table-cell>
          <table:table-cell office:value-type="string" calcext:value-type="string">
            <text:p>Tolerance: 25 %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3, R3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MD 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<text:span text:style-name="T4">5.6KΩ</text:span></text:p>
          </table:table-cell>
          <table:table-cell office:value-type="string" calcext:value-type="string">
            <text:p>TE Connectivity / Holsworthy</text:p>
          </table:table-cell>
          <table:table-cell office:value-type="string" calcext:value-type="string">
            <text:p>CRGCQ0402F5K6</text:p>
          </table:table-cell>
          <table:table-cell office:value-type="float" office:value="2" calcext:value-type="float">
            <text:p>2</text:p>
          </table:table-cell>
          <table:table-cell office:value-type="currency" office:currency="GBP" office:value="0.079" calcext:value-type="currency">
            <text:p>£0.079</text:p>
          </table:table-cell>
          <table:table-cell office:value-type="string" calcext:value-type="string">
            <text:p><text:a xlink:href="https://www.mouser.co.uk/ProductDetail/TE-Connectivity-Holsworthy/CRGCQ0402F5K6?qs=sGAEpiMZZMvdGkrng054t7z4BkURc4LzaY%252BuVmsxiIqlJqefxfZk0g%3D%3D" xlink:type="simple">https://www.mouser.co.uk/ProductDetail/TE-Connectivity-Holsworthy/CRGCQ0402F5K6?qs=sGAEpiMZZMvdGkrng054t7z4BkURc4LzaY%252BuVmsxiIqlJqefxfZk0g%3D%3D</text:a></text:p>
          </table:table-cell>
          <table:table-cell office:value-type="string" calcext:value-type="string">
            <text:p>Tolerance: 1 %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R4, R9, R11, R12,</text:p>
            <text:p>R14, R15, R18, R21,</text:p>
            <text:p>R24, R26, R2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MD 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<text:span text:style-name="T2">10K</text:span><text:span text:style-name="T3">Ω</text:span>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RHD103X</text:p>
          </table:table-cell>
          <table:table-cell office:value-type="float" office:value="11" calcext:value-type="float">
            <text:p>11</text:p>
          </table:table-cell>
          <table:table-cell office:value-type="currency" office:currency="GBP" office:value="0.079" calcext:value-type="currency">
            <text:p>£0.079</text:p>
          </table:table-cell>
          <table:table-cell office:value-type="string" calcext:value-type="string">
            <text:p><text:a xlink:href="https://www.mouser.co.uk/ProductDetail/Panasonic/ERJ-2RHD103X?qs=sGAEpiMZZMvdGkrng054t6NdR0PkZBs2ihsZAJMHiyc%3D" xlink:type="simple">https://www.mouser.co.uk/ProductDetail/Panasonic/ERJ-2RHD103X?qs=sGAEpiMZZMvdGkrng054t6NdR0PkZBs2ihsZAJMHiyc%3D</text:a></text:p>
          </table:table-cell>
          <table:table-cell office:value-type="string" calcext:value-type="string">
            <text:p>Tolerance: 0.5 %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MD 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<text:span text:style-name="T4">6.04KΩ</text:span>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402DRE076K04L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79" calcext:value-type="currency">
            <text:p>£0.079</text:p>
          </table:table-cell>
          <table:table-cell office:value-type="string" calcext:value-type="string">
            <text:p><text:a xlink:href="https://www.mouser.co.uk/ProductDetail/YAGEO/RT0402DRE076K04L?qs=sGAEpiMZZMvdGkrng054t98Xz4DA4UW4B5yPoXTYLL0%3D" xlink:type="simple">https://www.mouser.co.uk/ProductDetail/YAGEO/RT0402DRE076K04L?qs=sGAEpiMZZMvdGkrng054t98Xz4DA4UW4B5yPoXTYLL0%3D</text:a></text:p>
          </table:table-cell>
          <table:table-cell office:value-type="string" calcext:value-type="string">
            <text:p>Tolerance: 0.5 %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1, R8, R19, R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MD 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<text:span text:style-name="T4">4.7KΩ</text:span>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7W4K7L</text:p>
          </table:table-cell>
          <table:table-cell office:value-type="float" office:value="4" calcext:value-type="float">
            <text:p>4</text:p>
          </table:table-cell>
          <table:table-cell office:value-type="currency" office:currency="GBP" office:value="0.079" calcext:value-type="currency">
            <text:p>£0.079</text:p>
          </table:table-cell>
          <table:table-cell office:value-type="string" calcext:value-type="string">
            <text:p><text:a xlink:href="https://www.mouser.co.uk/ProductDetail/YAGEO/RC0402FR-7W4K7L?qs=sGAEpiMZZMvdGkrng054t3GzUHVMl1SeWIUL5WnTHP6lG6oeSkhweA%3D%3D" xlink:type="simple">https://www.mouser.co.uk/ProductDetail/YAGEO/RC0402FR-7W4K7L?qs=sGAEpiMZZMvdGkrng054t3GzUHVMl1SeWIUL5WnTHP6lG6oeSkhweA%3D%3D</text:a></text:p>
          </table:table-cell>
          <table:table-cell office:value-type="string" calcext:value-type="string">
            <text:p>Tolerance: 1 %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MD 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<text:span text:style-name="T4">1MΩ</text:span>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MP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79" calcext:value-type="currency">
            <text:p>£0.079</text:p>
          </table:table-cell>
          <table:table-cell office:value-type="string" calcext:value-type="string">
            <text:p><text:a xlink:href="https://www.mouser.co.uk/ProductDetail/YAGEO/RC0402FR-071MP?qs=sGAEpiMZZMvdGkrng054t7z4BkURc4Lz58D4x2ZiKKmCKkhkSdk1Bw%3D%3D" xlink:type="simple">https://www.mouser.co.uk/ProductDetail/YAGEO/RC0402FR-071MP?qs=sGAEpiMZZMvdGkrng054t7z4BkURc4Lz58D4x2ZiKKmCKkhkSdk1Bw%3D%3D</text:a></text:p>
          </table:table-cell>
          <table:table-cell office:value-type="string" calcext:value-type="string">
            <text:p>Tolerance: 1 %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2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MD 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<text:span text:style-name="T4">100Ω</text:span>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7W100RL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79" calcext:value-type="currency">
            <text:p>£0.079</text:p>
          </table:table-cell>
          <table:table-cell office:value-type="string" calcext:value-type="string">
            <text:p><text:a xlink:href="https://www.mouser.co.uk/ProductDetail/YAGEO/RC0402FR-7W100RL?qs=sGAEpiMZZMvdGkrng054t7z4BkURc4LzB6DhCpshsTqMLDuSYo8aVg%3D%3D" xlink:type="simple">https://www.mouser.co.uk/ProductDetail/YAGEO/RC0402FR-7W100RL?qs=sGAEpiMZZMvdGkrng054t7z4BkURc4LzB6DhCpshsTqMLDuSYo8aVg%3D%3D</text:a></text:p>
          </table:table-cell>
          <table:table-cell office:value-type="string" calcext:value-type="string">
            <text:p>Tolerance: 1 %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MD 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<text:span text:style-name="T4">100KΩ</text:span></text:p>
          </table:table-cell>
          <table:table-cell office:value-type="string" calcext:value-type="string">
            <text:p>Wurth Elektronik </text:p>
          </table:table-cell>
          <table:table-cell office:value-type="float" office:value="560112110019" calcext:value-type="float">
            <text:p>560112110019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79" calcext:value-type="currency">
            <text:p>£0.079</text:p>
          </table:table-cell>
          <table:table-cell office:value-type="string" calcext:value-type="string">
            <text:p><text:a xlink:href="https://www.mouser.co.uk/ProductDetail/Wurth-Elektronik/560112110019?qs=sGAEpiMZZMvdGkrng054t2cqbZCzJY7NKOW4xKUny4WR7wiWO8HHAw%3D%3D" xlink:type="simple">https://www.mouser.co.uk/ProductDetail/Wurth-Elektronik/560112110019?qs=sGAEpiMZZMvdGkrng054t2cqbZCzJY7NKOW4xKUny4WR7wiWO8HHAw%3D%3D</text:a></text:p>
          </table:table-cell>
          <table:table-cell office:value-type="string" calcext:value-type="string">
            <text:p>Tolerance: 1 %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xternal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MOLEX LP4 4 pin to SATA 15 pin power adapter</text:p>
          </table:table-cell>
          <table:table-cell table:number-columns-repeated="2"/>
          <table:table-cell office:value-type="string" calcext:value-type="string">
            <text:p>Advantech</text:p>
          </table:table-cell>
          <table:table-cell office:value-type="float" office:value="1700018785" calcext:value-type="float">
            <text:p>1700018785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2.06" calcext:value-type="currency">
            <text:p>£2.060</text:p>
          </table:table-cell>
          <table:table-cell office:value-type="string" calcext:value-type="string">
            <text:p>https://www.mouser.co.uk/ProductDetail/Advantech/1700018785?qs=dawwGz1r7uZfJNDNJFd1BQ%3D%3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xternal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SATA HDD data cable</text:p>
          </table:table-cell>
          <table:table-cell table:number-columns-repeated="2"/>
          <table:table-cell office:value-type="string" calcext:value-type="string">
            <text:p>Advantech</text:p>
          </table:table-cell>
          <table:table-cell office:value-type="float" office:value="1700003194" calcext:value-type="float">
            <text:p>1700003194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2.61" calcext:value-type="currency">
            <text:p>£2.610</text:p>
          </table:table-cell>
          <table:table-cell office:value-type="string" calcext:value-type="string">
            <text:p><text:a xlink:href="https://www.mouser.co.uk/ProductDetail/Advantech/1700003194?qs=dawwGz1r7uYoUmZ19BNkcg%3D%3D" xlink:type="simple">https://www.mouser.co.uk/ProductDetail/Advantech/1700003194?qs=dawwGz1r7uYoUmZ19BNkcg%3D%3D</text:a>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currency-style style:name="N113P0" style:volatile="true">
      <number:currency-symbol number:language="en" number:country="GB">£</number:currency-symbol>
      <number:number number:decimal-places="3" number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number:min-decimal-places="3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1:20:47.8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19T16:00:27.519000000</dc:date>
    <meta:editing-duration>P7DT1H55M14S</meta:editing-duration>
    <meta:editing-cycles>101</meta:editing-cycles>
    <meta:generator>LibreOffice/7.3.0.3$Windows_X86_64 LibreOffice_project/0f246aa12d0eee4a0f7adcefbf7c878fc2238db3</meta:generator>
    <meta:document-statistic meta:table-count="1" meta:cell-count="230" meta:object-count="0"/>
  </office:meta>
</office:document-meta>
</file>